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ca" fo:country="ES" officeooo:rsid="000d8096" officeooo:paragraph-rsid="000d8096"/>
    </style:style>
    <style:style style:name="P2" style:family="paragraph" style:parent-style-name="Heading_20_3">
      <style:text-properties fo:language="ca" fo:country="ES" officeooo:rsid="000fb51c" officeooo:paragraph-rsid="000fb51c"/>
    </style:style>
    <style:style style:name="P3" style:family="paragraph" style:parent-style-name="Heading_20_3">
      <style:text-properties fo:language="ca" fo:country="ES" officeooo:rsid="00103ae2" officeooo:paragraph-rsid="00103ae2"/>
    </style:style>
    <style:style style:name="P4" style:family="paragraph" style:parent-style-name="Preformatted_20_Text" style:list-style-name="L2">
      <style:paragraph-properties fo:line-height="100%"/>
      <style:text-properties style:font-name="Consolas" fo:font-size="8pt" fo:language="ca" fo:country="ES" officeooo:rsid="000fb51c" officeooo:paragraph-rsid="000fb51c" style:font-size-asian="8pt" style:font-size-complex="8pt"/>
    </style:style>
    <style:style style:name="P5" style:family="paragraph" style:parent-style-name="Text_20_body">
      <style:text-properties officeooo:rsid="000fb51c" officeooo:paragraph-rsid="000fb51c"/>
    </style:style>
    <style:style style:name="P6" style:family="paragraph" style:parent-style-name="Text_20_body" style:list-style-name="L2">
      <style:text-properties style:font-name="Consolas" fo:font-size="8pt" fo:language="ca" fo:country="ES" officeooo:rsid="000fb51c" officeooo:paragraph-rsid="000fb51c" style:font-size-asian="8pt" style:font-size-complex="8pt"/>
    </style:style>
    <style:style style:name="P7" style:family="paragraph" style:parent-style-name="Text_20_body" style:list-style-name="L2">
      <style:paragraph-properties fo:line-height="100%"/>
      <style:text-properties style:font-name="Consolas" fo:font-size="8pt" fo:language="ca" fo:country="ES" officeooo:rsid="000fb51c" officeooo:paragraph-rsid="000fb51c" style:font-size-asian="8pt" style:font-size-complex="8pt"/>
    </style:style>
    <style:style style:name="P8" style:family="paragraph" style:parent-style-name="Text_20_body">
      <style:text-properties fo:language="ca" fo:country="ES" officeooo:paragraph-rsid="000d8096"/>
    </style:style>
    <style:style style:name="P9" style:family="paragraph" style:parent-style-name="Text_20_body">
      <style:text-properties fo:language="ca" fo:country="ES" officeooo:rsid="000d8096" officeooo:paragraph-rsid="000d8096"/>
    </style:style>
    <style:style style:name="P10" style:family="paragraph" style:parent-style-name="Text_20_body">
      <style:text-properties fo:language="ca" fo:country="ES" officeooo:rsid="000fb51c" officeooo:paragraph-rsid="000fb51c"/>
    </style:style>
    <style:style style:name="P11" style:family="paragraph" style:parent-style-name="Text_20_body">
      <style:text-properties fo:language="ca" fo:country="ES" officeooo:paragraph-rsid="000fb51c"/>
    </style:style>
    <style:style style:name="P12" style:family="paragraph" style:parent-style-name="Text_20_body" style:list-style-name="L3">
      <style:text-properties officeooo:rsid="00103ae2" officeooo:paragraph-rsid="00103ae2"/>
    </style:style>
    <style:style style:name="P13" style:family="paragraph" style:parent-style-name="Text_20_body" style:list-style-name="L3">
      <style:text-properties officeooo:paragraph-rsid="00103ae2"/>
    </style:style>
    <style:style style:name="P14" style:family="paragraph" style:parent-style-name="Text_20_body">
      <style:text-properties officeooo:rsid="00105b05" officeooo:paragraph-rsid="00105b05"/>
    </style:style>
    <style:style style:name="P15" style:family="paragraph" style:parent-style-name="Text_20_body" style:list-style-name="L4">
      <style:text-properties officeooo:rsid="00105b05" officeooo:paragraph-rsid="00105b05"/>
    </style:style>
    <style:style style:name="P16" style:family="paragraph" style:parent-style-name="Text_20_body" style:list-style-name="L1">
      <style:paragraph-properties fo:margin-top="0cm" fo:margin-bottom="0.146cm" style:contextual-spacing="false"/>
      <style:text-properties style:font-name="Consolas" fo:font-size="8pt" fo:language="ca" fo:country="ES" officeooo:rsid="000d8096" officeooo:paragraph-rsid="000d8096" style:font-size-asian="8pt" style:font-size-complex="8pt"/>
    </style:style>
    <style:style style:name="P17" style:family="paragraph" style:parent-style-name="Text_20_body" style:list-style-name="L1">
      <style:paragraph-properties fo:margin-top="0cm" fo:margin-bottom="0.146cm" style:contextual-spacing="false"/>
      <style:text-properties fo:language="ca" fo:country="ES" officeooo:paragraph-rsid="000d8096"/>
    </style:style>
    <style:style style:name="T1" style:family="text">
      <style:text-properties officeooo:rsid="000d8096"/>
    </style:style>
    <style:style style:name="T2" style:family="text">
      <style:text-properties style:font-name="Consolas" fo:font-size="8pt" style:font-size-asian="8pt" style:font-size-complex="8pt"/>
    </style:style>
    <style:style style:name="T3" style:family="text">
      <style:text-properties style:font-name="Consolas" fo:font-size="8pt" officeooo:rsid="000d8096" style:font-size-asian="8pt" style:font-size-complex="8pt"/>
    </style:style>
    <style:style style:name="T4" style:family="text">
      <style:text-properties fo:language="ca" fo:country="ES"/>
    </style:style>
    <style:style style:name="T5" style:family="text">
      <style:text-properties fo:language="ca" fo:country="ES" officeooo:rsid="00103ae2"/>
    </style:style>
    <style:style style:name="T6" style:family="text">
      <style:text-properties fo:language="ca" fo:country="ES" officeooo:rsid="000fb51c"/>
    </style:style>
    <style:style style:name="T7" style:family="text">
      <style:text-properties style:font-name="Consolas" fo:language="ca" fo:country="ES"/>
    </style:style>
    <style:style style:name="T8" style:family="text">
      <style:text-properties style:font-name="Consolas" fo:font-size="8pt" fo:language="ca" fo:country="ES" style:font-size-asian="8pt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PERSONALITZAR COLORS A L’APP</text:h>
      <text:list xml:id="list2380372938" text:style-name="L3">
        <text:list-item>
          <text:p text:style-name="P13"><text:span text:style-name="T5">Seleccionar el colors en la web següent </text:span><text:a xlink:type="simple" xlink:href="https://ionicframework.com/docs/theming/color-generator/" text:style-name="Internet_20_link" text:visited-style-name="Visited_20_Internet_20_Link"><text:span text:style-name="T5">https://ionicframework.com/docs/theming/color-generator/</text:span></text:a></text:p>
        </text:list-item>
        <text:list-item>
          <text:p text:style-name="P12"><text:span text:style-name="T5">C</text:span><text:span text:style-name="T4">opiar les variables CSS i enganxar-les en l’arxiu de theme/variables.scss</text:span></text:p>
        </text:list-item>
      </text:list>
      <text:h text:style-name="P1" text:outline-level="3">GENERAR APP ANDROID AMB IONIC</text:h>
      <text:p text:style-name="P8"><text:span text:style-name="T1">Comandes per correr una aplicació android a un dispositiu físic:</text:span></text:p>
      <text:list xml:id="list518879293" text:style-name="L1">
        <text:list-item>
          <text:p text:style-name="P16">ionic build</text:p>
        </text:list-item>
        <text:list-item>
          <text:p text:style-name="P17"><text:s/><text:span text:style-name="T2">ionic capacitor add android</text:span> </text:p>
        </text:list-item>
        <text:list-item>
          <text:p text:style-name="P17"><text:span text:style-name="T2">ionic capacitor </text:span><text:span text:style-name="T3">copy</text:span><text:span text:style-name="T2"> android</text:span> / <text:span text:style-name="T1">bulid de la solució sense live reload</text:span></text:p>
        </text:list-item>
        <text:list-item>
          <text:p text:style-name="P17">i<text:span text:style-name="T2">onic capacitor run android -l –host=192.168.1.15</text:span> / <text:span text:style-name="T1">amb live reload</text:span></text:p>
        </text:list-item>
      </text:list>
      <text:p text:style-name="P9">Obiri el Andoid Studio i seleccionar el dispositiu fisic connectat al PC.</text:p>
      <text:p text:style-name="P9"/>
      <text:h text:style-name="P2" text:outline-level="3">UTILITZAR PLUGINS NATIUS DE ANDROID I Ios</text:h>
      <text:p text:style-name="P14"><text:span text:style-name="T6">A</text:span><text:span text:style-name="T4">bans d’instal·lar qualsevol plugin</text:span></text:p>
      <text:list xml:id="list1933392605" text:style-name="L4">
        <text:list-item>
          <text:p text:style-name="P15"><text:span text:style-name="Source_20_Text"><text:span text:style-name="T8">ionic integrations enable cordova</text:span></text:span></text:p>
        </text:list-item>
      </text:list>
      <text:p text:style-name="P10">Tots els plugins natius s’emulen en forma de servei i es trobaran a la següent pagina.</text:p>
      <text:p text:style-name="P5"><text:a xlink:type="simple" xlink:href="https://ionicframework.com/docs/native" text:style-name="Internet_20_link" text:visited-style-name="Visited_20_Internet_20_Link"><text:span text:style-name="T4">https://ionicframework.com/docs/native</text:span></text:a></text:p>
      <text:p text:style-name="P10">Per generar una base de dades on es podran guardar informació de l’usuari a la nostre aplicació, s’haurà de escriure la següent comanda (<text:a xlink:type="simple" xlink:href="https://ionicframework.com/docs/angular/storage" text:style-name="Internet_20_link" text:visited-style-name="Visited_20_Internet_20_Link">https://ionicframework.com/docs/angular/storage</text:a>) :</text:p>
      <text:list xml:id="list3508863225" text:style-name="L2">
        <text:list-item>
          <text:p text:style-name="P7">npm i cordova-sqlite-storage</text:p>
        </text:list-item>
        <text:list-item>
          <text:p text:style-name="P4"><text:span text:style-name="Source_20_Text">npm install --save @ionic/storage</text:span></text:p>
        </text:list-item>
        <text:list-item>
          <text:p text:style-name="P6"/>
        </text:list-item>
      </text:list>
      <text:p text:style-name="P10"/>
      <text:p text:style-name="P10"/>
      <text:p text:style-name="P10"/>
      <text:p text:style-name="P11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31T18:42:34.339000000</meta:creation-date>
    <dc:date>2021-02-06T12:34:02.097000000</dc:date>
    <meta:editing-duration>PT35M59S</meta:editing-duration>
    <meta:editing-cycles>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9" meta:word-count="152" meta:character-count="1030" meta:non-whitespace-character-count="905"/>
  </office:meta>
</office:document-meta>
</file>